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09pt"/>
    </style:style>
    <style:style style:name="co3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groundtruth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ac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2, -4, 24, 2, 8, 48, -1, 24, -4)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1, 7, 2, 5, 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2, -24, 4, 2, 48, 8, -1, 24, -4)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1, 4, 2, 7, 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-8, 2, -24, -4, 2, -24, 2, -24,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7, 3, 5, 2, 8, 0, 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-8, -48, -2, -8, 48, -1, 1, 24, -8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1, 4, 2, 7, 0, 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-48, 1, -4, -48, -2, -8, -1, -48, -8)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[1, 7, 3, 0, 5, 8, 2, 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-48, 8, 2, -24, 8, -1, -2, 24, 4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, 7, 2, 3, 0, 4, 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-1, 24, 8, 2, 48, -8, -1, -4, 24)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1, 4, 7, 6, 8, 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-1, -48, 4, -1, -24, -4, -2, 24, -4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, 4, 2, 5, 7, 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2, -24, 4, 2, 24, 8, 4, 1, -48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, 4, 2, 7, 8, 6, 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 24, 8, -2, 48, -4, 8, 48, 1)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1, 4, 7, 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-1, -24, -4, 2, -24, 4, -48, 2, 4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 4, 2, 5, 7, 8, 6, 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1, 24, -8, -1, -24, -8, -48, -8, -2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, 4, 5, 7, 6, 9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7:51:12.337015808</meta:creation-date>
    <dc:date>2020-01-24T18:21:37.144704877</dc:date>
    <meta:editing-duration>PT2M33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